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385in" svg:height="1.3728in" svg:x="10.1937in" svg:y="1.7752in">
            <draw:object draw:notify-on-update-of-ranges="Sheet1.B4:Sheet1.B4 Sheet1.B5:Sheet1.B9 Sheet1.B1:Sheet1.B1 Sheet1.D5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4551in" svg:height="1.4882in" svg:x="10.0909in" svg:y="0.0941in">
            <draw:object draw:notify-on-update-of-ranges="Sheet1.G5:Sheet1.G5 Sheet1.G5:Sheet1.G11 Sheet1.G1:Sheet1.G1 Sheet1.I5:Sheet1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lx(Ux)</text:p>
          </table:table-cell>
          <table:table-cell table:number-columns-repeated="4"/>
          <table:table-cell office:value-type="string" calcext:value-type="string">
            <text:p>ly(Uy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x, V</text:p>
          </table:table-cell>
          <table:table-cell table:formula="of:=95*POWER(10; -3)" office:value-type="float" office:value="0.095" calcext:value-type="float">
            <text:p>0.095</text:p>
          </table:table-cell>
          <table:table-cell table:number-columns-repeated="3"/>
          <table:table-cell office:value-type="string" calcext:value-type="string">
            <text:p>MULTIy, V</text:p>
          </table:table-cell>
          <table:table-cell table:formula="of:=2*POWER(10; -3)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x, V</text:p>
          </table:table-cell>
          <table:table-cell office:value-type="string" calcext:value-type="string">
            <text:p>Ux, %</text:p>
          </table:table-cell>
          <table:table-cell office:value-type="string" calcext:value-type="string">
            <text:p>lx, div</text:p>
          </table:table-cell>
          <table:table-cell office:value-type="string" calcext:value-type="string">
            <text:p>Uocx, V</text:p>
          </table:table-cell>
          <table:table-cell/>
          <table:table-cell office:value-type="string" calcext:value-type="string">
            <text:p>Uy, V</text:p>
          </table:table-cell>
          <table:table-cell office:value-type="string" calcext:value-type="string">
            <text:p>Uy, %</text:p>
          </table:table-cell>
          <table:table-cell office:value-type="string" calcext:value-type="string">
            <text:p>ly, div</text:p>
          </table:table-cell>
          <table:table-cell office:value-type="string" calcext:value-type="string">
            <text:p>Uocy, V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percentage" office:value="0" calcext:value-type="percentage">
            <text:p>0%</text:p>
          </table:table-cell>
          <table:table-cell office:value-type="float" office:value="0" calcext:value-type="float">
            <text:p>0</text:p>
          </table:table-cell>
          <table:table-cell table:formula="of:=[.D4]*[.$C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percentage" office:value="0" calcext:value-type="percentage">
            <text:p>0%</text:p>
          </table:table-cell>
          <table:table-cell office:value-type="float" office:value="0" calcext:value-type="float">
            <text:p>0</text:p>
          </table:table-cell>
          <table:table-cell table:formula="of:=[.I4]*[.$H$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table:style-name="ce1" office:value-type="percentage" office:value="0.05" calcext:value-type="percentage">
            <text:p>5%</text:p>
          </table:table-cell>
          <table:table-cell office:value-type="float" office:value="1" calcext:value-type="float">
            <text:p>1</text:p>
          </table:table-cell>
          <table:table-cell table:formula="of:=[.D5]*[.$C$2]" office:value-type="float" office:value="0.095" calcext:value-type="float">
            <text:p>0.095</text:p>
          </table:table-cell>
          <table:table-cell/>
          <table:table-cell office:value-type="float" office:value="0.57" calcext:value-type="float">
            <text:p>0.57</text:p>
          </table:table-cell>
          <table:table-cell table:style-name="ce1" office:value-type="percentage" office:value="0.06" calcext:value-type="percentage">
            <text:p>6%</text:p>
          </table:table-cell>
          <table:table-cell office:value-type="float" office:value="1" calcext:value-type="float">
            <text:p>1</text:p>
          </table:table-cell>
          <table:table-cell table:formula="of:=[.I5]*[.$H$2]"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1.615" calcext:value-type="float">
            <text:p>1.615</text:p>
          </table:table-cell>
          <table:table-cell table:style-name="ce1" office:value-type="percentage" office:value="0.17" calcext:value-type="percentage">
            <text:p>17%</text:p>
          </table:table-cell>
          <table:table-cell office:value-type="float" office:value="2" calcext:value-type="float">
            <text:p>2</text:p>
          </table:table-cell>
          <table:table-cell table:formula="of:=[.D6]*[.$C$2]" office:value-type="float" office:value="0.19" calcext:value-type="float">
            <text:p>0.19</text:p>
          </table:table-cell>
          <table:table-cell/>
          <table:table-cell office:value-type="float" office:value="1.425" calcext:value-type="float">
            <text:p>1.425</text:p>
          </table:table-cell>
          <table:table-cell table:style-name="ce1" office:value-type="percentage" office:value="0.15" calcext:value-type="percentage">
            <text:p>15%</text:p>
          </table:table-cell>
          <table:table-cell office:value-type="float" office:value="2" calcext:value-type="float">
            <text:p>2</text:p>
          </table:table-cell>
          <table:table-cell table:formula="of:=[.I6]*[.$H$2]"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2.755" calcext:value-type="float">
            <text:p>2.755</text:p>
          </table:table-cell>
          <table:table-cell table:style-name="ce1" office:value-type="percentage" office:value="0.29" calcext:value-type="percentage">
            <text:p>29%</text:p>
          </table:table-cell>
          <table:table-cell office:value-type="float" office:value="3" calcext:value-type="float">
            <text:p>3</text:p>
          </table:table-cell>
          <table:table-cell table:formula="of:=[.D7]*[.$C$2]" office:value-type="float" office:value="0.285" calcext:value-type="float">
            <text:p>0.285</text:p>
          </table:table-cell>
          <table:table-cell/>
          <table:table-cell office:value-type="float" office:value="2.85" calcext:value-type="float">
            <text:p>2.85</text:p>
          </table:table-cell>
          <table:table-cell table:style-name="ce1" office:value-type="percentage" office:value="0.3" calcext:value-type="percentage">
            <text:p>30%</text:p>
          </table:table-cell>
          <table:table-cell office:value-type="float" office:value="3" calcext:value-type="float">
            <text:p>3</text:p>
          </table:table-cell>
          <table:table-cell table:formula="of:=[.I7]*[.$H$2]" office:value-type="float" office:value="0.006" calcext:value-type="float">
            <text:p>0.006</text:p>
          </table:table-cell>
        </table:table-row>
        <table:table-row table:style-name="ro1">
          <table:table-cell/>
          <table:table-cell office:value-type="float" office:value="3.855" calcext:value-type="float">
            <text:p>3.855</text:p>
          </table:table-cell>
          <table:table-cell table:style-name="ce1" office:value-type="percentage" office:value="0.41" calcext:value-type="percentage">
            <text:p>41%</text:p>
          </table:table-cell>
          <table:table-cell office:value-type="float" office:value="4" calcext:value-type="float">
            <text:p>4</text:p>
          </table:table-cell>
          <table:table-cell table:formula="of:=[.D8]*[.$C$2]" office:value-type="float" office:value="0.38" calcext:value-type="float">
            <text:p>0.38</text:p>
          </table:table-cell>
          <table:table-cell/>
          <table:table-cell office:value-type="float" office:value="4.085" calcext:value-type="float">
            <text:p>4.085</text:p>
          </table:table-cell>
          <table:table-cell table:style-name="ce1" office:value-type="percentage" office:value="0.43" calcext:value-type="percentage">
            <text:p>43%</text:p>
          </table:table-cell>
          <table:table-cell office:value-type="float" office:value="4" calcext:value-type="float">
            <text:p>4</text:p>
          </table:table-cell>
          <table:table-cell table:formula="of:=[.I8]*[.$H$2]" office:value-type="float" office:value="0.008" calcext:value-type="float">
            <text:p>0.008</text:p>
          </table:table-cell>
        </table:table-row>
        <table:table-row table:style-name="ro1">
          <table:table-cell/>
          <table:table-cell office:value-type="float" office:value="5.225" calcext:value-type="float">
            <text:p>5.225</text:p>
          </table:table-cell>
          <table:table-cell table:style-name="ce1" office:value-type="percentage" office:value="0.55" calcext:value-type="percentage">
            <text:p>55%</text:p>
          </table:table-cell>
          <table:table-cell office:value-type="float" office:value="5" calcext:value-type="float">
            <text:p>5</text:p>
          </table:table-cell>
          <table:table-cell table:formula="of:=[.D9]*[.$C$2]" office:value-type="float" office:value="0.475" calcext:value-type="float">
            <text:p>0.475</text:p>
          </table:table-cell>
          <table:table-cell/>
          <table:table-cell office:value-type="float" office:value="5.225" calcext:value-type="float">
            <text:p>5.225</text:p>
          </table:table-cell>
          <table:table-cell table:style-name="ce1" office:value-type="percentage" office:value="0.55" calcext:value-type="percentage">
            <text:p>55%</text:p>
          </table:table-cell>
          <table:table-cell office:value-type="float" office:value="5" calcext:value-type="float">
            <text:p>5</text:p>
          </table:table-cell>
          <table:table-cell table:formula="of:=[.I9]*[.$H$2]" office:value-type="float" office:value="0.01" calcext:value-type="float">
            <text:p>0.01</text:p>
          </table:table-cell>
        </table:table-row>
        <table:table-row table:style-name="ro1">
          <table:table-cell table:number-columns-repeated="6"/>
          <table:table-cell office:value-type="float" office:value="7.41" calcext:value-type="float">
            <text:p>7.41</text:p>
          </table:table-cell>
          <table:table-cell table:style-name="ce1" office:value-type="percentage" office:value="0.78" calcext:value-type="percentage">
            <text:p>78%</text:p>
          </table:table-cell>
          <table:table-cell office:value-type="float" office:value="6" calcext:value-type="float">
            <text:p>6</text:p>
          </table:table-cell>
          <table:table-cell table:formula="of:=[.I10]*[.$H$2]"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string" calcext:value-type="string">
            <text:p>Δux</text:p>
          </table:table-cell>
          <table:table-cell office:value-type="float" office:value="4.75" calcext:value-type="float">
            <text:p>4.75</text:p>
          </table:table-cell>
          <table:table-cell table:number-columns-repeated="3"/>
          <table:table-cell office:value-type="float" office:value="8.645" calcext:value-type="float">
            <text:p>8.645</text:p>
          </table:table-cell>
          <table:table-cell table:style-name="ce1" office:value-type="percentage" office:value="0.91" calcext:value-type="percentage">
            <text:p>91%</text:p>
          </table:table-cell>
          <table:table-cell office:value-type="float" office:value="7" calcext:value-type="float">
            <text:p>7</text:p>
          </table:table-cell>
          <table:table-cell table:formula="of:=[.I11]*[.$H$2]"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string" calcext:value-type="string">
            <text:p>Δlx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Δuy</text:p>
          </table:table-cell>
          <table:table-cell office:value-type="float" office:value="8.075" calcext:value-type="float">
            <text:p>8.0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Δly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kx</text:p>
          </table:table-cell>
          <table:table-cell table:formula="of:=2*SQRT(2)*[.C11]/[.C12]" office:value-type="float" office:value="3.3587572106361" calcext:value-type="float">
            <text:p>3.35875721063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y</text:p>
          </table:table-cell>
          <table:table-cell table:formula="of:=2*SQRT(2)*[.C14]/[.C15]" office:value-type="float" office:value="3.80659150538758" calcext:value-type="float">
            <text:p>3.8065915053875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Hk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22:58:47.155000000</meta:creation-date>
    <dc:date>2024-06-03T10:40:00.043000000</dc:date>
    <meta:editing-duration>PT13M35S</meta:editing-duration>
    <meta:editing-cycles>2</meta:editing-cycles>
    <meta:generator>LibreOffice/24.2.3.2$Windows_X86_64 LibreOffice_project/433d9c2ded56988e8a90e6b2e771ee4e6a5ab2ba</meta:generator>
    <meta:document-statistic meta:table-count="1" meta:cell-count="83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99cm" svg:height="3.488cm" xlink:href=".." xlink:type="simple" chart:class="chart:scatter" chart:style-name="ch1">
        <chart:legend chart:legend-position="end" svg:x="6.382cm" svg:y="1.445cm" style:legend-expansion="high" chart:style-name="ch2"/>
        <chart:plot-area chart:style-name="ch3" table:cell-range-address="Sheet1.B4:Sheet1.B9 Sheet1.B1:Sheet1.B1 Sheet1.D5:Sheet1.D9" chart:data-source-has-labels="row" svg:x="0.171cm" svg:y="0.069cm" svg:width="6.04cm" svg:height="3.35cm">
          <chart:coordinate-region svg:x="0.607cm" svg:y="0.268cm" svg:width="5.51cm" svg:height="2.50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Sheet1.D5:Sheet1.D9" chart:label-cell-address="Sheet1.B1:Sheet1.B1" chart:class="chart:scatter">
            <chart:domain table:cell-range-address="Sheet1.B5:Sheet1.B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x(Ux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5">
                <text:p>0.475</text:p>
                <draw:g>
                  <svg:desc>Sheet1.B5:Sheet1.B9</svg:desc>
                </draw:g>
              </table:table-cell>
              <table:table-cell office:value-type="float" office:value="1">
                <text:p>1</text:p>
                <draw:g>
                  <svg:desc>Sheet1.D5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5">
                <text:p>1.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55">
                <text:p>2.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55">
                <text:p>3.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25">
                <text:p>5.22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77cm" svg:height="3.781cm" xlink:href=".." xlink:type="simple" chart:class="chart:scatter" chart:style-name="ch1">
        <chart:legend chart:legend-position="end" svg:x="6.56cm" svg:y="1.591cm" style:legend-expansion="high" chart:style-name="ch2"/>
        <chart:plot-area chart:style-name="ch3" table:cell-range-address="Sheet1.G5:Sheet1.G11 Sheet1.G1:Sheet1.G1 Sheet1.I5:Sheet1.I11" chart:data-source-has-labels="row" svg:x="0.175cm" svg:y="0.075cm" svg:width="6.21cm" svg:height="3.631cm">
          <chart:coordinate-region svg:x="0.611cm" svg:y="0.275cm" svg:width="5.588cm" svg:height="2.78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I5:Sheet1.I11" chart:label-cell-address="Sheet1.G1:Sheet1.G1" chart:class="chart:scatter">
            <chart:domain table:cell-range-address="Sheet1.G5:Sheet1.G11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y(Uy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">
                <text:p>0.57</text:p>
                <draw:g>
                  <svg:desc>Sheet1.G5:Sheet1.G11</svg:desc>
                </draw:g>
              </table:table-cell>
              <table:table-cell office:value-type="float" office:value="1">
                <text:p>1</text:p>
                <draw:g>
                  <svg:desc>Sheet1.I5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5">
                <text:p>1.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5">
                <text:p>2.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85">
                <text:p>4.0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25">
                <text:p>5.2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1">
                <text:p>7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645">
                <text:p>8.64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